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6000001285E236CD7C7B2EA57.png" manifest:media-type="image/png"/>
  <manifest:file-entry manifest:full-path="Pictures/10004CD200005B9200001E9868FEAD36C6B3A7C8.svg" manifest:media-type="image/svg+xml"/>
  <manifest:file-entry manifest:full-path="Pictures/1000834000004C61000033C80B7E69B094C440A6.svg" manifest:media-type="image/svg+xml"/>
  <manifest:file-entry manifest:full-path="Pictures/10000201000002E3000001F514F6EAFAB6B2205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35cm" svg:stroke-color="#0000ff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svg:stroke-color="#009900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_32__20_Dots_20_1_20_Dash" svg:stroke-width="0.081cm" svg:stroke-color="#000000" draw:marker-start="Circle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Ultrafine_20_Dashed" svg:stroke-width="0.081cm" svg:stroke-color="#000000" draw:marker-start="Circle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35cm" svg:stroke-color="#808080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44cm" fo:min-width="2.294cm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Fine_20_Dashed" svg:stroke-width="0.035cm" svg:stroke-color="#808080" draw:marker-start="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10" style:family="graphic" style:parent-style-name="standard">
      <style:graphic-properties svg:stroke-width="0.035cm" svg:stroke-color="#808080" draw:marker-start-width="0.252cm" draw:marker-end-width="0.252cm" draw:fill="none" draw:fill-color="#ff3300" draw:textarea-horizontal-align="justify" draw:textarea-vertical-align="middle" draw:auto-grow-height="false" fo:min-height="0.104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666666" draw:marker-start-width="0.252cm" draw:marker-end-width="0.252cm" draw:fill="solid" draw:fill-color="#80808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4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cm" fo:min-width="2.26cm" fo:padding-top="0.142cm" fo:padding-bottom="0.142cm" fo:padding-left="0.267cm" fo:padding-right="0.267cm"/>
    </style:style>
    <style:style style:name="gr16" style:family="graphic" style:parent-style-name="objectwithoutfill">
      <style:graphic-properties draw:stroke="dash" draw:stroke-dash="Fine_20_Dashed" svg:stroke-width="0.035cm" svg:stroke-color="#ff3333" draw:marker-start="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ff3333" draw:marker-start-width="0.252cm" draw:marker-end-width="0.252cm" draw:fill="none" draw:fill-color="#ff3300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ff3333" draw:marker-start-width="0.252cm" draw:marker-end-width="0.252cm" draw:fill="solid" draw:fill-color="#ff33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Arial" fo:font-size="8pt"/>
    </style:style>
    <style:style style:name="P5" style:family="paragraph">
      <loext:graphic-properties draw:fill="none" draw:fill-color="#ff3300"/>
      <style:paragraph-properties fo:text-align="center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style:text-properties fo:color="#808080"/>
    </style:style>
    <style:style style:name="P8" style:family="paragraph">
      <loext:graphic-properties draw:fill="none" draw:fill-color="#ffffff"/>
      <style:text-properties fo:color="#808080" style:font-name="Arial" fo:font-size="8pt"/>
    </style:style>
    <style:style style:name="P9" style:family="paragraph">
      <loext:graphic-properties draw:fill="solid" draw:fill-color="#ff3300"/>
      <style:paragraph-properties fo:text-align="center"/>
    </style:style>
    <style:style style:name="P10" style:family="paragraph">
      <loext:graphic-properties draw:fill="none" draw:fill-color="#ffffff"/>
      <style:text-properties fo:color="#ff0000" style:font-name="Arial" fo:font-size="8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8pt"/>
    </style:style>
    <style:style style:name="T3" style:family="text">
      <style:text-properties fo:color="#ff0000"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6.346cm" svg:x="1.001cm" svg:y="2.6cm">
          <draw:image xlink:href="Pictures/10004CD200005B9200001E9868FEAD36C6B3A7C8.svg" xlink:type="simple" xlink:show="embed" xlink:actuate="onLoad">
            <text:p/>
          </draw:image>
          <draw:image xlink:href="Pictures/1000020100000376000001285E236CD7C7B2EA57.png" xlink:type="simple" xlink:show="embed" xlink:actuate="onLoad"/>
        </draw:frame>
        <draw:frame draw:style-name="gr1" draw:text-style-name="P1" draw:layer="layout" svg:width="18.999cm" svg:height="12.88cm" svg:x="1cm" svg:y="9.4cm">
          <draw:image xlink:href="Pictures/1000834000004C61000033C80B7E69B094C440A6.svg" xlink:type="simple" xlink:show="embed" xlink:actuate="onLoad">
            <text:p/>
          </draw:image>
          <draw:image xlink:href="Pictures/10000201000002E3000001F514F6EAFAB6B22050.png" xlink:type="simple" xlink:show="embed" xlink:actuate="onLoad"/>
        </draw:frame>
        <draw:line draw:style-name="gr2" draw:text-style-name="P1" draw:layer="layout" svg:x1="5.6cm" svg:y1="13.4cm" svg:x2="5.6cm" svg:y2="7.9cm">
          <text:p/>
        </draw:line>
        <draw:line draw:style-name="gr3" draw:text-style-name="P1" draw:layer="layout" svg:x1="10.5cm" svg:y1="9.7cm" svg:x2="10.5cm" svg:y2="8.7cm">
          <text:p/>
        </draw:line>
        <draw:line draw:style-name="gr3" draw:text-style-name="P1" draw:layer="layout" svg:x1="11.1cm" svg:y1="10.7cm" svg:x2="11.1cm" svg:y2="8.2cm">
          <text:p/>
        </draw:line>
        <draw:line draw:style-name="gr2" draw:text-style-name="P1" draw:layer="layout" svg:x1="13.8cm" svg:y1="17.2cm" svg:x2="12.4cm" svg:y2="7.8cm">
          <text:p/>
        </draw:line>
      </draw:page>
      <draw:page draw:name="page2" draw:style-name="dp1" draw:master-page-name="Standard">
        <draw:frame draw:style-name="gr1" draw:text-style-name="P1" draw:layer="layout" svg:width="18.999cm" svg:height="6.346cm" svg:x="1.001cm" svg:y="2.6cm">
          <draw:image xlink:href="Pictures/10004CD200005B9200001E9868FEAD36C6B3A7C8.svg" xlink:type="simple" xlink:show="embed" xlink:actuate="onLoad">
            <text:p/>
          </draw:image>
          <draw:image xlink:href="Pictures/1000020100000376000001285E236CD7C7B2EA57.png" xlink:type="simple" xlink:show="embed" xlink:actuate="onLoad"/>
        </draw:frame>
        <draw:frame draw:style-name="gr1" draw:text-style-name="P1" draw:layer="layout" svg:width="18.999cm" svg:height="12.88cm" svg:x="1cm" svg:y="9.4cm">
          <draw:image xlink:href="Pictures/1000834000004C61000033C80B7E69B094C440A6.svg" xlink:type="simple" xlink:show="embed" xlink:actuate="onLoad">
            <text:p/>
          </draw:image>
          <draw:image xlink:href="Pictures/10000201000002E3000001F514F6EAFAB6B22050.png" xlink:type="simple" xlink:show="embed" xlink:actuate="onLoad"/>
        </draw:frame>
        <draw:line draw:style-name="gr4" draw:text-style-name="P1" draw:layer="layout" svg:x1="5.6cm" svg:y1="13.4cm" svg:x2="5.6cm" svg:y2="7.9cm">
          <text:p/>
        </draw:line>
        <draw:line draw:style-name="gr5" draw:text-style-name="P1" draw:layer="layout" svg:x1="10.5cm" svg:y1="9.7cm" svg:x2="10.5cm" svg:y2="8.7cm">
          <text:p/>
        </draw:line>
        <draw:line draw:style-name="gr5" draw:text-style-name="P1" draw:layer="layout" svg:x1="11.1cm" svg:y1="10.7cm" svg:x2="11.1cm" svg:y2="8.2cm">
          <text:p/>
        </draw:line>
        <draw:line draw:style-name="gr4" draw:text-style-name="P1" draw:layer="layout" svg:x1="13.8cm" svg:y1="17.2cm" svg:x2="12.4cm" svg:y2="7.8cm">
          <text:p/>
        </draw:line>
        <draw:line draw:style-name="gr4" draw:text-style-name="P1" draw:layer="layout" svg:x1="9.1cm" svg:y1="23.6cm" svg:x2="14.7cm" svg:y2="23.6cm">
          <text:p/>
        </draw:line>
        <draw:line draw:style-name="gr5" draw:text-style-name="P1" draw:layer="layout" svg:x1="9.1cm" svg:y1="24.8cm" svg:x2="14.6cm" svg:y2="24.8cm">
          <text:p/>
        </draw:line>
      </draw:page>
      <draw:page draw:name="page3" draw:style-name="dp1" draw:master-page-name="Standard">
        <draw:frame draw:style-name="gr1" draw:text-style-name="P1" draw:layer="layout" svg:width="18.999cm" svg:height="12.88cm" svg:x="1.001cm" svg:y="9.4cm">
          <draw:image xlink:href="Pictures/1000834000004C61000033C80B7E69B094C440A6.svg" xlink:type="simple" xlink:show="embed" xlink:actuate="onLoad">
            <text:p/>
          </draw:image>
          <draw:image xlink:href="Pictures/10000201000002E3000001F514F6EAFAB6B22050.png" xlink:type="simple" xlink:show="embed" xlink:actuate="onLoad"/>
        </draw:frame>
        <draw:line draw:style-name="gr6" draw:text-style-name="P1" draw:layer="layout" svg:x1="2.9cm" svg:y1="11.1cm" svg:x2="4.5cm" svg:y2="11.1cm">
          <text:p/>
        </draw:line>
        <draw:custom-shape draw:style-name="gr7" draw:text-style-name="P3" draw:layer="layout" svg:width="2.9cm" svg:height="1.1cm" svg:x="4.5cm" svg:y="10.6cm">
          <text:p text:style-name="P2"><text:span text:style-name="T1">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6cm" svg:y1="11.7cm" svg:x2="6cm" svg:y2="13.3cm">
          <text:p/>
        </draw:line>
        <draw:frame draw:style-name="gr9" draw:text-style-name="P4" draw:layer="layout" svg:width="1.1cm" svg:height="1.123cm" svg:x="5.1cm" svg:y="12.1cm">
          <draw:text-box>
            <text:p><text:span text:style-name="T2">T2</text:span></text:p>
          </draw:text-box>
        </draw:frame>
        <draw:frame draw:style-name="gr9" draw:text-style-name="P4" draw:layer="layout" svg:width="1.1cm" svg:height="1.123cm" svg:x="3.2cm" svg:y="10.5cm">
          <draw:text-box>
            <text:p><text:span text:style-name="T2">T1</text:span></text:p>
          </draw:text-box>
        </draw:frame>
        <draw:frame draw:style-name="gr9" draw:text-style-name="P4" draw:layer="layout" svg:width="1.4cm" svg:height="1.123cm" svg:x="6cm" svg:y="12.1cm">
          <draw:text-box>
            <text:p><text:span text:style-name="T2">Start</text:span></text:p>
          </draw:text-box>
        </draw:frame>
        <draw:line draw:style-name="gr8" draw:text-style-name="P1" draw:layer="layout" svg:x1="9.8cm" svg:y1="17.7cm" svg:x2="12.8cm" svg:y2="17.7cm">
          <text:p/>
        </draw:line>
        <draw:line draw:style-name="gr8" draw:text-style-name="P1" draw:layer="layout" svg:x1="17.1cm" svg:y1="17.7cm" svg:x2="18.4cm" svg:y2="17.7cm">
          <text:p/>
        </draw:line>
        <draw:custom-shape draw:style-name="gr10" draw:text-style-name="P5" draw:layer="layout" svg:width="0.5cm" svg:height="0.5cm" svg:x="18.4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cm" svg:height="0.3cm" svg:x="18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1cm" svg:height="1.123cm" svg:x="10.7cm" svg:y="17.877cm">
          <draw:text-box>
            <text:p><text:span text:style-name="T2">T3</text:span></text:p>
          </draw:text-box>
        </draw:frame>
        <draw:frame draw:style-name="gr12" draw:text-style-name="P8" draw:layer="layout" svg:width="3.2cm" svg:height="0.8cm" svg:x="10.1cm" svg:y="17.1cm">
          <draw:text-box>
            <text:p text:style-name="P7"><text:span text:style-name="T2">Activity : effect</text:span></text:p>
          </draw:text-box>
        </draw:frame>
        <draw:frame draw:style-name="gr13" draw:text-style-name="P8" draw:layer="layout" svg:width="4.7cm" svg:height="0.887cm" svg:x="14.8cm" svg:y="16.5cm">
          <draw:text-box>
            <text:p text:style-name="P7"><text:span text:style-name="T2">AnotherSignal /Activity : testEnd</text:span></text:p>
          </draw:text-box>
        </draw:frame>
        <draw:frame draw:style-name="gr9" draw:text-style-name="P4" draw:layer="layout" svg:width="1.1cm" svg:height="1.123cm" svg:x="17.1cm" svg:y="17.9cm">
          <draw:text-box>
            <text:p><text:span text:style-name="T2">T6</text:span></text:p>
          </draw:text-box>
        </draw:frame>
      </draw:page>
      <draw:page draw:name="page4" draw:style-name="dp1" draw:master-page-name="Standard">
        <draw:frame draw:style-name="gr1" draw:text-style-name="P1" draw:layer="layout" svg:width="18.999cm" svg:height="12.88cm" svg:x="1.001cm" svg:y="9.4cm">
          <draw:image xlink:href="Pictures/1000834000004C61000033C80B7E69B094C440A6.svg" xlink:type="simple" xlink:show="embed" xlink:actuate="onLoad">
            <text:p/>
          </draw:image>
          <draw:image xlink:href="Pictures/10000201000002E3000001F514F6EAFAB6B22050.png" xlink:type="simple" xlink:show="embed" xlink:actuate="onLoad"/>
        </draw:frame>
        <draw:line draw:style-name="gr14" draw:text-style-name="P1" draw:layer="layout" svg:x1="2.9cm" svg:y1="11.1cm" svg:x2="4.5cm" svg:y2="11.1cm">
          <text:p/>
        </draw:line>
        <draw:custom-shape draw:style-name="gr15" draw:text-style-name="P3" draw:layer="layout" svg:width="2.9cm" svg:height="1.1cm" svg:x="4.5cm" svg:y="10.6cm">
          <text:p text:style-name="P2"><text:span text:style-name="T1">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6cm" svg:y1="11.7cm" svg:x2="6cm" svg:y2="13.3cm">
          <text:p/>
        </draw:line>
        <draw:frame draw:style-name="gr9" draw:text-style-name="P4" draw:layer="layout" svg:width="1.1cm" svg:height="1.123cm" svg:x="5.1cm" svg:y="12.1cm">
          <draw:text-box>
            <text:p><text:span text:style-name="T2">T2</text:span></text:p>
          </draw:text-box>
        </draw:frame>
        <draw:frame draw:style-name="gr9" draw:text-style-name="P4" draw:layer="layout" svg:width="1.1cm" svg:height="1.123cm" svg:x="3.2cm" svg:y="10.5cm">
          <draw:text-box>
            <text:p><text:span text:style-name="T2">T1</text:span></text:p>
          </draw:text-box>
        </draw:frame>
        <draw:frame draw:style-name="gr9" draw:text-style-name="P4" draw:layer="layout" svg:width="1.4cm" svg:height="1.123cm" svg:x="6cm" svg:y="12.1cm">
          <draw:text-box>
            <text:p><text:span text:style-name="T2">Start</text:span></text:p>
          </draw:text-box>
        </draw:frame>
        <draw:line draw:style-name="gr16" draw:text-style-name="P1" draw:layer="layout" svg:x1="9.8cm" svg:y1="17.7cm" svg:x2="12.8cm" svg:y2="17.7cm">
          <text:p/>
        </draw:line>
        <draw:line draw:style-name="gr16" draw:text-style-name="P1" draw:layer="layout" svg:x1="17.1cm" svg:y1="17.7cm" svg:x2="18.4cm" svg:y2="17.7cm">
          <text:p/>
        </draw:line>
        <draw:custom-shape draw:style-name="gr17" draw:text-style-name="P5" draw:layer="layout" svg:width="0.5cm" svg:height="0.5cm" svg:x="18.4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3cm" svg:height="0.3cm" svg:x="18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1cm" svg:height="1.123cm" svg:x="10.7cm" svg:y="17.877cm">
          <draw:text-box>
            <text:p><text:span text:style-name="T2">T3</text:span></text:p>
          </draw:text-box>
        </draw:frame>
        <draw:frame draw:style-name="gr12" draw:text-style-name="P10" draw:layer="layout" svg:width="3.2cm" svg:height="0.8cm" svg:x="10.1cm" svg:y="17.1cm">
          <draw:text-box>
            <text:p><text:span text:style-name="T3">Activity : effect</text:span></text:p>
          </draw:text-box>
        </draw:frame>
        <draw:frame draw:style-name="gr13" draw:text-style-name="P10" draw:layer="layout" svg:width="4.7cm" svg:height="0.887cm" svg:x="14.8cm" svg:y="16.5cm">
          <draw:text-box>
            <text:p><text:span text:style-name="T3">AnotherSignal /Activity : testEnd</text:span></text:p>
          </draw:text-box>
        </draw:frame>
        <draw:frame draw:style-name="gr9" draw:text-style-name="P4" draw:layer="layout" svg:width="1.1cm" svg:height="1.123cm" svg:x="17.1cm" svg:y="17.9cm">
          <draw:text-box>
            <text:p><text:span text:style-name="T2">T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3T15:16:54.159000000</meta:creation-date>
    <dc:date>2016-11-04T22:54:28.351000000</dc:date>
    <dc:creator>Jérémie Tatibouet</dc:creator>
    <meta:editing-duration>PT4H50M12S</meta:editing-duration>
    <meta:editing-cycles>6</meta:editing-cycles>
    <meta:generator>LibreOffice/5.2.2.2$Windows_x86 LibreOffice_project/8f96e87c890bf8fa77463cd4b640a2312823f3ad</meta:generator>
    <meta:document-statistic meta:object-count="44"/>
  </office:meta>
</office:document-meta>
</file>